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.main( String argv [ ]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6">
            <text:p text:style-name="Table_20_Contents">206</text:p>
          </table:table-cell>
        </table:table-row>
        <table:table-row>
          <table:table-cell office:value-type="string">
            <text:p text:style-name="Table_20_Contents">Counter.printUsag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ounter.setDocumentInfo( ParserWrapper . DocumentInfo docume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printResults( PrintWriter out , String uri , long parse , long traverse1 , long traverse2 , int repet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unter.count( Node 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